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19.09.2007</text:date>, <text:time>12:4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4-10T19:33:07</meta:creation-date>
    <dc:creator>gilbert</dc:creator>
    <dc:date>2007-09-19T12:48:28</dc:date>
    <dc:language>de-DE</dc:language>
    <meta:editing-cycles>6</meta:editing-cycles>
    <meta:editing-duration>PT31M5S</meta:editing-duration>
    <meta:user-defined meta:name="Info 1"/>
    <meta:user-defined meta:name="Info 2"/>
    <meta:user-defined meta:name="Info 3"/>
    <meta:user-defined meta:name="Info 4"/>
    <meta:document-statistic meta:table-count="3" meta:cell-count="93"/>
  </office:meta>
</office:document-meta>
</file>